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6486" officeooo:paragraph-rsid="000364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esta actividades todo miedo o nerviosismo se avía ido, por lo que la actividad fue realizada rápidamente por todos los integrantes del salón. Aunque no se trabajo mano a mano con un compañero, este fue abierto a ayudar y al recibir ayuda, agilizado mas la tarea por ambas partes. El código aunque sencillo en todo el uso de la palabra, no contaba con ningún error de tiempo o de señalización. El manejo de cable comenzó a notar que seria un problema a futuro si no aprende a simplificar el circuito. Similar a la experiencia uno, no hubo mayor problem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22:40:15.250000000</meta:creation-date>
    <dc:date>2024-12-23T22:48:00.103000000</dc:date>
    <meta:editing-duration>PT7M45S</meta:editing-duration>
    <meta:editing-cycles>1</meta:editing-cycles>
    <meta:document-statistic meta:table-count="0" meta:image-count="0" meta:object-count="0" meta:page-count="1" meta:paragraph-count="1" meta:word-count="100" meta:character-count="556" meta:non-whitespace-character-count="457"/>
    <meta:generator>LibreOffice/24.8.3.2$Windows_X86_64 LibreOffice_project/48a6bac9e7e268aeb4c3483fcf825c94556d9f92</meta:generator>
  </office:meta>
</office:document-meta>
</file>